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00B0000000BAD27F3FA.gif"/>
  <manifest:file-entry manifest:media-type="" manifest:full-path="Pictures/20000007000059E100003CF14DF30EF2.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ato" svg:font-family="Lato, sans-serif"/>
    <style:font-face style:name="OpenSymbol" svg:font-family="OpenSymbol"/>
    <style:font-face style:name="Source Sans Pro" svg:font-family="'Source Sans 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1pt" style:font-size-asian="11pt" style:font-size-complex="11pt"/>
    </style:style>
    <style:style style:name="P2" style:family="paragraph" style:parent-style-name="Standard" style:list-style-name="L2">
      <style:text-properties style:font-name="Arial" fo:font-size="11pt" style:font-size-asian="11pt" style:font-size-complex="11pt"/>
    </style:style>
    <style:style style:name="P3" style:family="paragraph" style:parent-style-name="Standard" style:list-style-name="L3">
      <style:text-properties style:font-name="Arial" fo:font-size="11pt" style:font-size-asian="11pt" style:font-size-complex="11pt"/>
    </style:style>
    <style:style style:name="P4" style:family="paragraph" style:parent-style-name="Standard" style:list-style-name="L4">
      <style:text-properties style:font-name="Arial" fo:font-size="11pt" style:font-size-asian="11pt" style:font-size-complex="11pt"/>
    </style:style>
    <style:style style:name="P5" style:family="paragraph" style:parent-style-name="Standard" style:list-style-name="L4"/>
    <style:style style:name="P6" style:family="paragraph" style:parent-style-name="Standard">
      <style:paragraph-properties fo:text-align="center" style:justify-single-word="false"/>
      <style:text-properties fo:color="#006699" style:font-name="Arial" fo:font-size="24pt" fo:font-weight="bold" style:font-size-asian="24pt" style:font-weight-asian="bold" style:font-size-complex="24pt" style:font-weight-complex="bold"/>
    </style:style>
    <style:style style:name="P7" style:family="paragraph" style:parent-style-name="Heading_20_5">
      <style:text-properties fo:font-size="11pt" style:font-size-asian="11pt" style:font-size-complex="11pt"/>
    </style:style>
    <style:style style:name="P8" style:family="paragraph" style:parent-style-name="Header">
      <style:text-properties style:font-name="Arial" fo:font-size="10pt" fo:font-style="italic" style:font-size-asian="10pt" style:font-style-asian="italic" style:font-size-complex="10pt" style:font-style-complex="italic"/>
    </style:style>
    <style:style style:name="T1" style:family="text">
      <style:text-properties fo:font-variant="normal" fo:text-transform="none" fo:color="#333333" fo:letter-spacing="normal" fo:font-style="normal" fo:font-weight="normal"/>
    </style:style>
    <style:style style:name="T2" style:family="text">
      <style:text-properties fo:font-style="normal" style:font-style-asian="normal" style:font-style-complex="normal"/>
    </style:style>
    <style:style style:name="T3" style:family="text">
      <style:text-properties style:font-name="Arial"/>
    </style:style>
    <style:style style:name="T4" style:family="text">
      <style:text-properties style:font-name="Arial" fo:font-size="11pt" style:font-size-asian="11pt" style:font-size-complex="11pt"/>
    </style:style>
    <style:style style:name="T5" style:family="text">
      <style:text-properties style:font-name="Arial" fo:font-size="11pt" fo:font-weight="bold" style:font-size-asian="11pt" style:font-weight-asian="bold" style:font-size-complex="11pt" style:font-weight-complex="bold"/>
    </style:style>
    <style:style style:name="T6" style:family="text">
      <style:text-properties style:font-name="Arial" fo:font-size="14pt" style:font-size-asian="14pt" style:font-size-complex="14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2000000000B0000000BAD27F3FA.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ATA SCIENCE PROJECT</text:p>
      <text:h text:style-name="Heading_20_3" text:outline-level="3">Overview</text:h>
      <text:p text:style-name="P1"/>
      <text:p text:style-name="P1">We have chosen to use the data about the Game Of Throne series. Several charts have been implemented in a Shiny application.</text:p>
      <text:p text:style-name="P1"/>
      <text:p text:style-name="P1">To organize them, we have created a page with a <text:span text:style-name="T1">top level navigation bar (</text:span>navbarPage object).</text:p>
      <text:p text:style-name="P1">In this bar, we have used several <text:span text:style-name="T1">embedded menus within the navbar (navbarMenu objects). Each menu contains several</text:span> tab panels (tabPanel objects).</text:p>
      <text:p text:style-name="P1"/>
      <text:p text:style-name="Standard"><text:span text:style-name="T4">The Deaths menu proposes the charts related to the deaths in the serie :</text:span></text:p>
      <text:list xml:id="list6400396131183554892" text:style-name="L4">
        <text:list-item>
          <text:p text:style-name="P5"><text:span text:style-name="T4">Deaths by location</text:span></text:p>
        </text:list-item>
        <text:list-item>
          <text:p text:style-name="P4">Best killers</text:p>
        </text:list-item>
        <text:list-item>
          <text:p text:style-name="P4">Deaths by episodes</text:p>
        </text:list-item>
      </text:list>
      <text:p text:style-name="P1">The Characters menu proposes the charts related to the characters :</text:p>
      <text:list xml:id="list5618622505528124913" text:style-name="L2">
        <text:list-item>
          <text:p text:style-name="P2">Characters info</text:p>
        </text:list-item>
        <text:list-item>
          <text:p text:style-name="P2">Distribution</text:p>
        </text:list-item>
      </text:list>
      <text:p text:style-name="P1">The Geography menu proposes the charts related to the geography of the GoT world :</text:p>
      <text:list xml:id="list7446633925642239407" text:style-name="L3">
        <text:list-item>
          <text:p text:style-name="P3">Demography</text:p>
        </text:list-item>
        <text:list-item>
          <text:p text:style-name="P3">Topology</text:p>
        </text:list-item>
        <text:list-item>
          <text:p text:style-name="P3">Landscapes</text:p>
        </text:list-item>
      </text:list>
      <text:p text:style-name="P1"/>
      <text:p text:style-name="P1">The following figure shows how the navigation bar works.</text:p>
      <text:p text:style-name="P1"><draw:frame draw:style-name="fr1" draw:name="images1" text:anchor-type="paragraph" svg:x="2.501cm" svg:y="0.231cm" svg:width="12cm" svg:height="8.14cm" draw:z-index="0"><draw:image xlink:href="Pictures/20000007000059E100003CF14DF30EF2.svm" xlink:type="simple" xlink:show="embed" xlink:actuate="onLoad"/></draw:frame></text:p>
      <text:h text:style-name="Heading_20_3" text:outline-level="3">Deaths charts</text:h>
      <text:h text:style-name="Heading_20_5" text:outline-level="5"><text:span text:style-name="T5">Deaths by location</text:span></text:h>
      <text:p text:style-name="Text_20_body"><text:span text:style-name="T5">T</text:span><text:span text:style-name="T4">his chart displays the map of the GoT world and the number of deaths in the different locations as areas. Of course, the size of areas is proportional to the number of deaths.</text:span></text:p>
      <text:p text:style-name="Text_20_body"><text:span text:style-name="T4">In the Shiny application, you may choose a different color for the location areas by using the radio </text:span><text:soft-page-break/><text:span text:style-name="T4">buttons and you may specify the range of number of deaths that must be displayed by playing with the slider.</text:span></text:p>
      <text:h text:style-name="Heading_20_5" text:outline-level="5"><text:span text:style-name="T4">Best killers</text:span></text:h>
      <text:p text:style-name="Text_20_body"><text:span text:style-name="T4">This chart displays the best killers in the serie. A bar chart is used to display the number of victims of each killer. You can also see the gender repartition in the victims of the killers.</text:span></text:p>
      <text:p text:style-name="Text_20_body"><text:span text:style-name="T4">In the Shiny application, you can select how many killers you want to display in the chart.</text:span></text:p>
      <text:h text:style-name="Heading_20_5" text:outline-level="5"><text:span text:style-name="T4">Deaths by episodes</text:span></text:h>
      <text:p text:style-name="Text_20_body"><text:span text:style-name="T4">This chart displays, season by season, the number of deaths for each episode of the season. One chart is displayed per season and the charts are organized in a facet_wrap with 2 rows.</text:span></text:p>
      <text:p text:style-name="Text_20_body"><text:span text:style-name="T4">In the Shiny application, you can select the seasons you want to be displayed by using the check box.</text:span></text:p>
      <text:p text:style-name="P1"/>
      <text:h text:style-name="Heading_20_3" text:outline-level="3">Characters charts</text:h>
      <text:h text:style-name="Heading_20_5" text:outline-level="5"><text:span text:style-name="T4">Characters info</text:span></text:h>
      <text:p text:style-name="Text_20_body"><text:span text:style-name="T4"/></text:p>
      <text:h text:style-name="Heading_20_5" text:outline-level="5"><text:span text:style-name="T4">Distribution</text:span></text:h>
      <text:p text:style-name="Text_20_body"><text:span text:style-name="T4"/></text:p>
      <text:h text:style-name="Heading_20_3" text:outline-level="3"><text:span text:style-name="T6">Geography charts</text:span></text:h>
      <text:h text:style-name="Heading_20_5" text:outline-level="5"><text:span text:style-name="T4">Demography</text:span></text:h>
      <text:p text:style-name="Text_20_body"><text:span text:style-name="T4"/></text:p>
      <text:h text:style-name="Heading_20_5" text:outline-level="5"><text:span text:style-name="T4">Topology</text:span></text:h>
      <text:p text:style-name="Text_20_body"><text:span text:style-name="T4"/></text:p>
      <text:h text:style-name="P7" text:outline-level="5"><text:span text:style-name="T3">Landscapes</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ato" svg:font-family="Lato, sans-serif"/>
    <style:font-face style:name="OpenSymbol" svg:font-family="OpenSymbol"/>
    <style:font-face style:name="Source Sans Pro" svg:font-family="'Source Sans Pro'"/>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fo:font-size="10pt" fo:font-style="italic" style:font-size-asian="10pt" style:font-style-asian="italic" style:font-size-complex="10pt" style:font-style-complex="italic"/>
    </style:style>
    <style:style style:name="MT1" style:family="text">
      <style:text-properties fo:font-style="normal" style:font-style-asian="normal" style:font-style-complex="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R. DUCROCQ - N. GRUMBACH - S. JABER - A. THEROND<text:tab/><text:span text:style-name="MT1">Master SIA</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at </meta:initial-creator>
    <meta:creation-date>2020-12-08T16:34:13.05</meta:creation-date>
    <dc:date>2020-12-08T17:14:50.98</dc:date>
    <dc:creator>Nat </dc:creator>
    <meta:editing-duration>PT9M54S</meta:editing-duration>
    <meta:editing-cycles>6</meta:editing-cycles>
    <meta:generator>OpenOffice/4.1.7$Win32 OpenOffice.org_project/417m1$Build-9800</meta:generator>
    <meta:document-statistic meta:table-count="0" meta:image-count="1" meta:object-count="0" meta:page-count="2" meta:paragraph-count="35" meta:word-count="356" meta:character-count="1965"/>
  </office:meta>
</office:document-meta>
</file>